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Liberation Sans" style:font-name-complex="Liberation Sans"/>
    </style:style>
    <style:style style:name="P2" style:parent-style-name="Standard" style:family="paragraph">
      <style:text-properties style:font-name="Liberation Sans" style:font-name-complex="Liberation Sans"/>
    </style:style>
    <style:style style:name="P3" style:parent-style-name="Standard" style:family="paragraph">
      <style:text-properties style:font-name="Liberation Sans" style:font-name-complex="Liberation Sans"/>
    </style:style>
    <style:style style:name="P4" style:parent-style-name="Standard" style:family="paragraph">
      <style:text-properties style:font-name="Liberation Sans" style:font-name-complex="Liberation Sans"/>
    </style:style>
    <style:style style:name="T5" style:parent-style-name="DefaultParagraphFont" style:family="text">
      <style:text-properties style:font-name="Liberation Sans" style:font-name-complex="Liberation Sans" fo:font-style="italic" style:font-style-asian="italic"/>
    </style:style>
    <style:style style:name="T6" style:parent-style-name="DefaultParagraphFont" style:family="text">
      <style:text-properties style:font-name="Liberation Sans" style:font-name-complex="Liberation Sans" fo:font-weight="bold" style:font-weight-asian="bold" style:font-weight-complex="bold" fo:font-style="italic" style:font-style-asian="italic"/>
    </style:style>
    <style:style style:name="T7" style:parent-style-name="DefaultParagraphFont" style:family="text">
      <style:text-properties style:font-name="Liberation Sans" style:font-name-complex="Liberation Sans" fo:font-style="italic" style:font-style-asian="italic"/>
    </style:style>
    <style:style style:name="T8" style:parent-style-name="DefaultParagraphFont" style:family="text">
      <style:text-properties style:font-name="Liberation Sans" style:font-name-complex="Liberation Sans" fo:font-style="italic" style:font-style-asian="italic"/>
    </style:style>
    <style:style style:name="T9" style:parent-style-name="DefaultParagraphFont" style:family="text">
      <style:text-properties style:font-name="Times New Roman" style:font-name-complex="Times New Roman"/>
    </style:style>
    <style:style style:name="T10" style:parent-style-name="DefaultParagraphFont" style:family="text">
      <style:text-properties style:font-name="Times New Roman" style:font-name-complex="Times New Roman"/>
    </style:style>
    <style:style style:name="T11" style:parent-style-name="DefaultParagraphFont" style:family="text">
      <style:text-properties style:font-name="Times New Roman" style:font-name-complex="Times New Roman"/>
    </style:style>
    <style:style style:name="T12" style:parent-style-name="DefaultParagraphFont" style:family="text">
      <style:text-properties style:font-name="Times New Roman" style:font-name-complex="Times New Roman"/>
    </style:style>
    <style:style style:name="T13" style:parent-style-name="DefaultParagraphFont" style:family="text">
      <style:text-properties style:font-name="Times New Roman" style:font-name-complex="Times New Roman"/>
    </style:style>
    <style:style style:name="T14" style:parent-style-name="DefaultParagraphFont" style:family="text">
      <style:text-properties style:font-name="Times New Roman" style:font-name-complex="Times New Roman"/>
    </style:style>
    <style:style style:name="T15" style:parent-style-name="DefaultParagraphFont" style:family="text">
      <style:text-properties style:font-name="Times New Roman" style:font-name-complex="Times New Roman"/>
    </style:style>
    <style:style style:name="T16" style:parent-style-name="DefaultParagraphFont" style:family="text">
      <style:text-properties style:font-name="Times New Roman" style:font-name-complex="Times New Roman"/>
    </style:style>
    <style:style style:name="P17" style:parent-style-name="Textbody" style:family="paragraph">
      <style:paragraph-properties fo:text-indent="0.5in"/>
      <style:text-properties style:font-name="Times New Roman" style:font-name-complex="Times New Roman"/>
    </style:style>
    <style:style style:name="P18" style:parent-style-name="Textbody" style:family="paragraph">
      <style:paragraph-properties fo:text-indent="0.5in"/>
      <style:text-properties style:font-name="Times New Roman" style:font-name-complex="Times New Roman"/>
    </style:style>
    <style:style style:name="P19" style:parent-style-name="Textbody" style:family="paragraph">
      <style:text-properties style:font-name="Times New Roman" style:font-name-complex="Times New Roman"/>
    </style:style>
    <style:style style:name="P20" style:parent-style-name="Textbody" style:family="paragraph">
      <style:text-properties style:font-name="Times New Roman" style:font-name-complex="Times New Roman"/>
    </style:style>
    <style:style style:name="T21" style:parent-style-name="DefaultParagraphFont" style:family="text">
      <style:text-properties style:font-name="Times New Roman" style:font-name-complex="Times New Roman"/>
    </style:style>
    <style:style style:name="P22" style:parent-style-name="Textbody" style:family="paragraph">
      <style:text-properties style:font-name="Times New Roman" style:font-name-complex="Times New Roman"/>
    </style:style>
    <style:style style:name="T23" style:parent-style-name="DefaultParagraphFont" style:family="text">
      <style:text-properties style:font-name="Times New Roman" style:font-name-complex="Times New Roman"/>
    </style:style>
    <style:style style:name="T24" style:parent-style-name="DefaultParagraphFont" style:family="text">
      <style:text-properties style:font-name="Times New Roman" style:font-name-complex="Times New Roman"/>
    </style:style>
    <style:style style:name="T25" style:parent-style-name="DefaultParagraphFont" style:family="text">
      <style:text-properties style:font-name="Times New Roman" style:font-name-complex="Times New Roman"/>
    </style:style>
    <style:style style:name="T26" style:parent-style-name="DefaultParagraphFont" style:family="text">
      <style:text-properties style:font-name="Times New Roman" style:font-name-complex="Times New Roman"/>
    </style:style>
    <style:style style:name="T27" style:parent-style-name="DefaultParagraphFont" style:family="text">
      <style:text-properties style:font-name="Times New Roman" style:font-name-complex="Times New Roman"/>
    </style:style>
    <style:style style:name="T28" style:parent-style-name="DefaultParagraphFont" style:family="text">
      <style:text-properties style:font-name="Times New Roman" style:font-name-complex="Times New Roman"/>
    </style:style>
    <style:style style:name="T29" style:parent-style-name="DefaultParagraphFont" style:family="text">
      <style:text-properties style:font-name="Times New Roman" style:font-name-complex="Times New Roman" fo:color="#000000" style:font-size-complex="11pt"/>
    </style:style>
    <style:style style:name="T30" style:parent-style-name="DefaultParagraphFont" style:family="text">
      <style:text-properties style:font-name="Times New Roman" style:font-name-complex="Times New Roman" style:font-size-complex="11pt"/>
    </style:style>
    <style:style style:name="P31" style:parent-style-name="Standard" style:family="paragraph">
      <style:paragraph-properties fo:margin-bottom="0.0972in" fo:line-height="120%"/>
    </style:style>
    <style:style style:name="T32" style:parent-style-name="DefaultParagraphFont" style:family="text">
      <style:text-properties style:font-name="Liberation Sans" style:font-name-asian="Liberation Sans" style:font-name-complex="Liberation Sans" fo:color="#000000" fo:font-size="11pt" style:font-size-asian="11pt" style:font-size-complex="11pt"/>
    </style:style>
    <style:style style:name="T33" style:parent-style-name="DefaultParagraphFont" style:family="text">
      <style:text-properties style:font-name="Times New Roman" style:font-name-asian="Liberation Sans" style:font-name-complex="Times New Roman" fo:color="#000000" fo:font-size="11pt" style:font-size-asian="11pt" style:font-size-complex="11pt"/>
    </style:style>
    <style:style style:name="T34" style:parent-style-name="DefaultParagraphFont" style:family="text">
      <style:text-properties style:font-name="Times New Roman" style:font-name-asian="Liberation Sans" style:font-name-complex="Times New Roman" fo:color="#000000" fo:font-size="11pt" style:font-size-asian="11pt" style:font-size-complex="11pt"/>
    </style:style>
    <style:style style:name="T35" style:parent-style-name="DefaultParagraphFont" style:family="text">
      <style:text-properties style:font-name="Times New Roman" style:font-name-asian="Liberation Sans" style:font-name-complex="Times New Roman" fo:font-size="11pt" style:font-size-asian="11pt" style:font-size-complex="11pt"/>
    </style:style>
    <style:style style:name="T36" style:parent-style-name="DefaultParagraphFont" style:family="text">
      <style:text-properties style:font-name="Times New Roman" style:font-name-asian="Liberation Sans" style:font-name-complex="Times New Roman" fo:color="#000000" fo:font-size="11pt" style:font-size-asian="11pt" style:font-size-complex="11pt"/>
    </style:style>
    <style:style style:name="P37" style:parent-style-name="Textbody" style:family="paragraph">
      <style:text-properties style:font-name="Times New Roman" style:font-name-complex="Times New Roman"/>
    </style:style>
    <style:style style:name="T38" style:parent-style-name="DefaultParagraphFont" style:family="text">
      <style:text-properties style:font-name="Times New Roman" style:font-name-complex="Times New Roman"/>
    </style:style>
    <style:style style:name="P39" style:parent-style-name="Standard" style:family="paragraph">
      <style:paragraph-properties fo:margin-bottom="0.0972in" fo:line-height="120%"/>
    </style:style>
    <style:style style:name="T40" style:parent-style-name="DefaultParagraphFont" style:family="text">
      <style:text-properties fo:font-size="11pt" style:font-size-asian="11pt" style:font-size-complex="11pt"/>
    </style:style>
    <style:style style:name="T41" style:parent-style-name="DefaultParagraphFont" style:family="text">
      <style:text-properties style:font-name="Times New Roman" style:font-name-complex="Times New Roman" fo:font-size="11pt" style:font-size-asian="11pt" style:font-size-complex="11pt"/>
    </style:style>
    <style:style style:name="T42" style:parent-style-name="DefaultParagraphFont" style:family="text">
      <style:text-properties style:font-name="Times New Roman" style:font-name-complex="Times New Roman" fo:font-size="11pt" style:font-size-asian="11pt" style:font-size-complex="11pt"/>
    </style:style>
    <style:style style:name="T43" style:parent-style-name="DefaultParagraphFont" style:family="text">
      <style:text-properties style:font-name="Times New Roman" style:font-name-complex="Times New Roman" fo:font-size="11pt" style:font-size-asian="11pt" style:font-size-complex="11pt"/>
    </style:style>
    <style:style style:name="T44" style:parent-style-name="DefaultParagraphFont" style:family="text">
      <style:text-properties style:font-name="Times New Roman" style:font-name-asian="Liberation Sans" style:font-name-complex="Times New Roman" fo:color="#000000" fo:font-size="11pt" style:font-size-asian="11pt" style:font-size-complex="11pt"/>
    </style:style>
    <style:style style:name="T45" style:parent-style-name="DefaultParagraphFont" style:family="text">
      <style:text-properties style:font-name="Times New Roman" style:font-name-asian="Liberation Sans" style:font-name-complex="Times New Roman" fo:font-size="11pt" style:font-size-asian="11pt" style:font-size-complex="11pt"/>
    </style:style>
    <style:style style:name="T46" style:parent-style-name="DefaultParagraphFont" style:family="text">
      <style:text-properties style:font-name="Times New Roman" style:font-name-asian="Liberation Sans" style:font-name-complex="Times New Roman" fo:color="#000000" fo:font-size="11pt" style:font-size-asian="11pt" style:font-size-complex="11pt"/>
    </style:style>
    <style:style style:name="T47" style:parent-style-name="DefaultParagraphFont" style:family="text">
      <style:text-properties style:font-name="Times New Roman" style:font-name-asian="Liberation Sans" style:font-name-complex="Times New Roman" fo:font-size="11pt" style:font-size-asian="11pt" style:font-size-complex="11pt"/>
    </style:style>
    <style:style style:name="P48" style:parent-style-name="Textbody" style:family="paragraph">
      <style:text-properties fo:font-size="14pt" style:font-size-asian="14pt" style:font-size-complex="14pt"/>
    </style:style>
    <style:style style:name="P49" style:parent-style-name="Standard" style:family="paragraph">
      <style:paragraph-properties fo:margin-bottom="0.0972in" fo:line-height="120%"/>
    </style:style>
    <style:style style:name="T50" style:parent-style-name="DefaultParagraphFont" style:family="text">
      <style:text-properties style:font-name="Times New Roman" style:font-name-complex="Times New Roman" style:font-size-complex="11pt"/>
    </style:style>
    <style:style style:name="T51" style:parent-style-name="DefaultParagraphFont" style:family="text">
      <style:text-properties style:font-name="Times New Roman" style:font-name-complex="Times New Roman" fo:font-size="11pt" style:font-size-asian="11pt" style:font-size-complex="11pt"/>
    </style:style>
    <style:style style:name="T52" style:parent-style-name="DefaultParagraphFont" style:family="text">
      <style:text-properties style:font-name="Times New Roman" style:font-name-asian="Liberation Sans" style:font-name-complex="Times New Roman" fo:color="#000000" fo:font-size="11pt" style:font-size-asian="11pt" style:font-size-complex="11pt"/>
    </style:style>
    <style:style style:name="T53" style:parent-style-name="DefaultParagraphFont" style:family="text">
      <style:text-properties style:font-name="Times New Roman" style:font-name-asian="Liberation Sans" style:font-name-complex="Times New Roman" fo:color="#000000" fo:font-size="11pt" style:font-size-asian="11pt" style:font-size-complex="11pt"/>
    </style:style>
    <style:style style:name="T54" style:parent-style-name="DefaultParagraphFont" style:family="text">
      <style:text-properties style:font-name="Times New Roman" style:font-name-asian="Liberation Sans" style:font-name-complex="Times New Roman" fo:color="#000000" fo:font-size="11pt" style:font-size-asian="11pt" style:font-size-complex="11pt"/>
    </style:style>
    <style:style style:name="T55" style:parent-style-name="DefaultParagraphFont" style:family="text">
      <style:text-properties style:font-name="Times New Roman" style:font-name-asian="Liberation Sans" style:font-name-complex="Times New Roman" fo:color="#000000" fo:font-size="11pt" style:font-size-asian="11pt" style:font-size-complex="11pt"/>
    </style:style>
    <style:style style:name="T56" style:parent-style-name="DefaultParagraphFont" style:family="text">
      <style:text-properties style:font-name="Times New Roman" style:font-name-asian="Liberation Sans" style:font-name-complex="Times New Roman" fo:font-size="11pt" style:font-size-asian="11pt" style:font-size-complex="11pt"/>
    </style:style>
    <style:style style:name="T57" style:parent-style-name="DefaultParagraphFont" style:family="text">
      <style:text-properties style:font-name="Times New Roman" style:font-name-complex="Times New Roman"/>
    </style:style>
    <style:style style:name="T58" style:parent-style-name="DefaultParagraphFont" style:family="text">
      <style:text-properties style:font-name="Times New Roman" style:font-name-complex="Times New Roman"/>
    </style:style>
    <style:style style:name="T59" style:parent-style-name="DefaultParagraphFont" style:family="text">
      <style:text-properties style:font-name="Times New Roman" style:font-name-complex="Times New Roman" fo:color="#000000" style:font-size-complex="11pt"/>
    </style:style>
    <style:style style:name="T60" style:parent-style-name="DefaultParagraphFont" style:family="text">
      <style:text-properties style:font-name="Times New Roman" style:font-name-complex="Times New Roman"/>
    </style:style>
  </office:automatic-styles>
  <office:body>
    <office:text text:use-soft-page-breaks="true">
      <text:p text:style-name="P1">Analysis of Algorithms</text:p>
      <text:p text:style-name="P2">Cesar Raymundo</text:p>
      <text:p text:style-name="P3">CS 221</text:p>
      <text:p text:style-name="P4"/>
      <text:p text:style-name="Standard"><text:span text:style-name="T5">Defend all answers based on specific references to the code. Do not count return statements or initialization of method arguments. You are<text:s/></text:span><text:span text:style-name="T6">strongly</text:span><text:span text:style-name="T7"><text:s/>encouraged to walk through<text:s/></text:span><text:span text:style-name="T8">algorithms in the debugger and to add statement-counting code to given methods to test and refine your analysis.</text:span></text:p>
      <text:h text:style-name="Heading1" text:outline-level="1">Algorithm: find()</text:h>
      <text:p text:style-name="Heading">Minimum Statements. How many statements would be executed in a call to find() when the array size is zero (n == 0)?</text:p>
      <text:p text:style-name="Textbody"><text:tab/><text:span text:style-name="T9">The minimum amount of statements that would be execut</text:span><text:span text:style-name="T10">ed</text:span><text:span text:style-name="T11"><text:s/>when the array size <text:s/></text:span><text:span text:style-name="T12">is<text:s/></text:span><text:span text:style-name="T13">0<text:s/></text:span><text:span text:style-name="T14">would be</text:span><text:span text:style-name="T15"><text:s/>2. As the find() method will always start the for loop with initializing<text:s/></text:span><text:span text:style-name="T16">of i, and the condition in the for loop that check if i is smaller than the array length.</text:span></text:p>
      <text:p text:style-name="Heading">Best Case Scenario. Under what conditions would the minimum number of statements be executed for an array where n is large? Where would the target element be located in the array? What is the growth function under these conditions?</text:p>
      <text:p text:style-name="P17">The condition that would allow the minimum number of statements to be executed for large arrays would be that the find() method never finds a value that matches the passed in value. Also, since the code that finds the value only has a return statement, this will<text:s/>cause it to be same for the maximum amount of statements being executed (worst case). The target element would not be in the array for it to have the minimum amount of statements. Under these conditions, the growth function would be 2+3n.</text:p>
      <text:p text:style-name="Heading">Worst Case Scenario. Under what<text:s/>conditions would the maximum number of statements be executed for an array where n is large? Where would the target element be located? What is the growth function under these conditions?</text:p>
      <text:p text:style-name="P18">The maximum number of<text:s/>statements<text:s/>will be the same for the minimum amount of statements. Reason being is because the condition check that looks for a value only has a return statement inside it. So, if it finds the value in the array or not it will still be printing the same amount of statements. If it did have a statement inside the condition check where<text:s/>it finds the value in every single position of the array, meaning an array of just the passed in value. The growth function would still be the same under these condition as well. So, the function will still be 2+3n.</text:p>
      <text:p text:style-name="Heading">Expected Average Case Scenario. Assuming a random array of unique<text:s/>elements and the target element is in the array, where would a target element be located on average? What is the expected average number of statements (the expected growth function) for a call to find()?</text:p>
      <text:p text:style-name="P19"><text:tab/>Since the maximum and minimum of statements being executed are the same in this method, the average will be the same as well. On average, the target element would be every other element, the average of never in the array and always in the array. Since the number of statements are never changed, the growth function will<text:s/><text:soft-page-break/>still be 2+3n<text:tab/></text:p>
      <text:p text:style-name="Heading">What is the runtime order (big-O) of find() based on the above growth functions?</text:p>
      <text:p text:style-name="P20">Since all the growth functions are the same for every case, the big-O notation is n.</text:p>
      <text:h text:style-name="Heading1" text:outline-level="1">Algorithm: replaceAll()</text:h>
      <text:p text:style-name="Heading">Minimum Statements. How many statements would be executed in a call to replaceAll() when the array size is zero (n == 0)?</text:p>
      <text:p text:style-name="Textbody"><text:tab/><text:span text:style-name="T21">The minimum amount of statements would be 2 and however many were in the find() method. The minimum amount for find method is 2. Since replaceAll() also uses the find() method within it, the amount of statements that will be executed for when the array size is 0 would be 4.</text:span></text:p>
      <text:p text:style-name="Heading">Best Case Scenario. Under what conditions would the minimum number of<text:s/>statements be executed for an array where n is large? How many occurrences of the oldValue element would be in the array? Where would it/they be located in the array? What is the growth function under these conditions?</text:p>
      <text:p text:style-name="P22"><text:tab/>For the minimum amount of statements to be executed for when the array is large the find method would have to never find the oldValue element in the array. When it doesn’t find the element in the array, it returns a -1, which skips most of the code in the replaceAll() method. As it did not go through the replaceAll() method and did not find aby instances of the oldValue in the array. Since this would happen, there would be no occurrences of the oldValue element in the array. The growth function for under these conditions would be 2+2+n. 2 would come from the replaceAll() starting code and the other 2 for starting the find method, and n for the array size.</text:p>
      <text:p text:style-name="Heading">Worst Case Scenario. Assuming newValue and oldValue are not equal, under what conditions would the maximum number of statements be executed for an array where n is large? How many occurrences of oldValue are in the array? Where would it/they be located? What is the growth function under these conditions?</text:p>
      <text:p text:style-name="Textbody"><text:span text:style-name="T23"><text:tab/>The maximum number of statements will happen when the array is only the oldValue to start off with. With this, the find method will always go into its condition check that returns i. Which does not add onto the statement count</text:span><text:span text:style-name="T24">, but the find method not returning -1 leads to the while loop in replaceAll(). The method will do its job of replacing all the elements of the array, but there should be no occurrences of where the oldValue in the array as it should become the newValue. Wherever oldValue used to be in the array it should be newValue,<text:s/></text:span><text:span text:style-name="T25">meaning</text:span><text:span text:style-name="T26"><text:s/>that the oldValue would not<text:s/></text:span><text:span text:style-name="T27">be in</text:span><text:span text:style-name="T28"><text:s/>the array. T</text:span><text:span text:style-name="T29">he growth function under these conditions would b</text:span><text:span text:style-name="T30">e 4+3n+5n+3n^2. The 4+3n is the amount of statements from starting the method (2+2+3n (2+3n is the amount of statements in find), and those statements are added to (3+2+n)*n, where n is the size of the array. (2+n) is again the amount of statements from the find method and the 3 is the amount of statements within the while loop.</text:span></text:p>
      <text:p text:style-name="Heading">Expected Average Case Scenario. Assuming a random array of unique elements and oldValue is a value in the array, what is the average number of statements (the expected growth function) for a call to replaceAll()?</text:p>
      <text:p text:style-name="P31"><text:span text:style-name="T32"><text:tab/></text:span><text:span text:style-name="T33">Based off the minimum and maximum amount of statements, the expected average case scenario would<text:s/></text:span><text:soft-page-break/><text:span text:style-name="T34">be that every other value is not found in the array, so the expected growth would be (</text:span><text:span text:style-name="T35">4+3n+n(5+3n)/2</text:span><text:span text:style-name="T36">), which is similar to the worst case scenario, but dividing the while loop statement section by half to account for the fact that they will only happen half of the time.</text:span></text:p>
      <text:p text:style-name="Heading">What is the runtime order (big-O) of replaceAll() based on the above growth functions?</text:p>
      <text:p text:style-name="P37"><text:tab/>The big-O notation of this method would be n^2 in the case that it finds a value in the array. If it does not find a value in the array, the notation would just be n.</text:p>
      <text:p text:style-name="Textbody"/>
      <text:h text:style-name="Heading1" text:outline-level="1">Algorithm: sortIt()</text:h>
      <text:p text:style-name="Heading">Minimum Statements. How many statements would be executed in a call to sortIt() when the array size is zero (n == 0) or one (n == 1)?</text:p>
      <text:p text:style-name="Textbody"><text:tab/><text:span text:style-name="T38">The minimum amount of statements for this method when the array size is zero or one would be 2. One for the initializing next variable and the other for the condition check for next is less than array length. Since the variable starts at 1, it would always fail that condition check, resulting the end of the method.</text:span></text:p>
      <text:p text:style-name="Heading">Best Case Scenario. Under what conditions would the minimum number of statements be executed for an array where n is large? Would the algorithm execute a different number of statements if the elements in the array were already in sorted order? Reverse order? Random order? All the same? What is the growth function under the best case conditions?</text:p>
      <text:p text:style-name="P39"><text:span text:style-name="T40"><text:tab/></text:span><text:span text:style-name="T41">The condition that would need to be met for the minimum number of statements to be executed would be where it is arranged in a certain way that the while loop does not need to be executed and that continues for all the for loop. This would be the case where the value is greater than the previous number and causing it to be not sorted in the while loop. The<text:s/></text:span><text:span text:style-name="T42">algorithm</text:span><text:span text:style-name="T43"><text:s/>would execute a different amount of statements based off how the order of the array is in. For example, an array with 5-1 would have less statements than 1-5. Since the second set is already sorted, the while statement would not have to be executed. <text:s/></text:span><text:span text:style-name="T44">The growth function in the case that the method never goes into the while loop would be 2+6n, where 2 is from initializing next, and the condition check, and 6 is the total amount of statements in the for loop without going into the while loop, which repeats n times (however many times the for loop executes,<text:s/></text:span><text:span text:style-name="T45">which is also the size of the array-1</text:span><text:span text:style-name="T46">)</text:span><text:span text:style-name="T47">. So, if n is 3, the for-loop runs twice, 2 + 6(2) = 14. This allows us to rewrite it as 2+6(n-1), which results in 6n-4, where n is the size of the array.</text:span></text:p>
      <text:p text:style-name="P48">Worst Case Scenario. Under what conditions would the maximum number of statements be executed for an array where n is large? (Already in some kind of sorted order? Duplicates?) What is the growth function<text:s/>under the worst case conditions?</text:p>
      <text:p text:style-name="P49"><text:span text:style-name="T50"><text:tab/></text:span><text:span text:style-name="T51">The condition that would take place for the maximum number of statements to be executed would be where the next number in the array is always less than the previous number in the array until the very end. There would also have to be no repeats within the array, as 5!&lt;5 would not execute the while loop.</text:span><text:span text:style-name="T52"><text:s/>The growth function<text:s/></text:span><text:soft-page-break/><text:span text:style-name="T53">in this case would be 2+6n(3n), where 2 is for initializing next and for the condition check, 6n is the cost of the for-loop, and 3n is the cost of the while loop.<text:s/></text:span><text:span text:style-name="T54">“n”<text:s/></text:span><text:span text:style-name="T55">here is al</text:span><text:span text:style-name="T56">so how many times the for-loop will execute, so the size of the array – 1.<text:s/></text:span></text:p>
      <text:p text:style-name="Heading">Expected Average Case Scenario. Assuming a random array of unique elements, what is the expected average number of statements (the expected growth function) for a call to sortIt()?</text:p>
      <text:p text:style-name="Textbody"><text:tab/><text:span text:style-name="T57">The expected average number of statements would be in the scenario that for every other value the next number is less than the previous. Causing it to go into the while loop.</text:span><text:span text:style-name="T58"><text:s/>T</text:span><text:span text:style-name="T59">he growth function for this call would be 2+6n(3n/2), where the while loop only occurs half the time, and so half of the maximum amount of statements.</text:span></text:p>
      <text:p text:style-name="Heading">What is the runtime order (big-O) of sortIt() based on the above growth functions?</text:p>
      <text:p text:style-name="Textbody"><text:tab/><text:span text:style-name="T60">The big-O notation for the sortIt() method would be n^2 in the cause that any value is less than its previous number. In the case that the next number is always bigger than the previous the big-O notation would be n as only the for loop would execu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style:font-name="Liberation Sans" style:font-name-asian="Liberation Sans" style:font-name-complex="Liberation Sans" fo:font-size="11pt" style:font-size-asian="11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esar</meta:initial-creator>
    <dc:creator> </dc:creator>
    <meta:creation-date>2020-02-23T19:49:00Z</meta:creation-date>
    <dc:date>2020-02-23T19:49:00Z</dc:date>
    <meta:template xlink:href="Normal" xlink:type="simple"/>
    <meta:editing-cycles>2</meta:editing-cycles>
    <meta:editing-duration>PT60S</meta:editing-duration>
    <meta:document-statistic meta:page-count="4" meta:paragraph-count="20" meta:word-count="1511" meta:character-count="10110" meta:row-count="71" meta:non-whitespace-character-count="8619"/>
  </office:meta>
</office:document-meta>
</file>